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4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3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</style:style>
    <style:style style:name="gr7" style:family="graphic" style:parent-style-name="standard">
      <style:graphic-properties draw:textarea-horizontal-align="justify" draw:textarea-vertical-align="middle" draw:auto-grow-height="false" fo:min-height="4.83cm" fo:min-width="4.2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8cm"/>
    </style:style>
    <style:style style:name="gr9" style:family="graphic" style:parent-style-name="standard">
      <style:graphic-properties draw:textarea-horizontal-align="justify" draw:textarea-vertical-align="middle" draw:auto-grow-height="false" fo:min-height="4.068cm" fo:min-width="4.32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2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7" style:family="paragraph">
      <loext:graphic-properties draw:fill="none" draw:fill-color="#ffffff"/>
      <style:text-properties fo:font-size="12pt" fo:font-style="italic" style:font-size-asian="24pt" style:font-style-asian="italic" style:font-size-complex="24pt" style:font-style-complex="italic"/>
    </style:style>
    <style:style style:name="P8" style:family="paragraph">
      <style:text-properties fo:font-size="16pt"/>
    </style:style>
    <style:style style:name="T1" style:family="text">
      <style:text-properties fo:font-size="12pt" style:font-size-asian="24pt" style:font-size-complex="24pt"/>
    </style:style>
    <style:style style:name="T2" style:family="text">
      <style:text-properties fo:font-size="12pt" style:font-size-asian="32pt" style:font-size-complex="32pt"/>
    </style:style>
    <style:style style:name="T3" style:family="text">
      <style:text-properties fo:font-size="12pt" fo:font-style="italic" style:font-size-asian="24pt" style:font-style-asian="italic" style:font-size-complex="24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5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arslab system working schem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Hayk's sugges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tage: initialization</text:p>
          </draw:text-box>
        </draw:frame>
        <draw:custom-shape draw:style-name="gr2" draw:text-style-name="P2" draw:layer="layout" svg:width="4.572cm" svg:height="2.032cm" svg:x="1.778cm" svg:y="7.62cm">
          <text:p text:style-name="P2">Tabs gadge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7.36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9.652cm" svg:height="1.224cm" svg:x="9.144cm" svg:y="7.92cm">
          <draw:text-box>
            <text:p><text:span text:style-name="T1">{"character":"parentId", "value":"1111"}</text:span></text:p>
          </draw:text-box>
        </draw:frame>
        <draw:custom-shape draw:style-name="gr2" draw:text-style-name="P2" draw:layer="layout" svg:width="4.572cm" svg:height="2.032cm" svg:x="21.38cm" svg:y="7.366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19.34cm" svg:y="8.2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572cm" svg:height="2.032cm" svg:x="1.784cm" svg:y="13.621cm">
          <text:p text:style-name="P2">Tabs gadget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652cm" svg:height="1.224cm" svg:x="11.43cm" svg:y="12.492cm">
          <draw:text-box>
            <text:p><text:span text:style-name="T1">startRouting</text:span></text:p>
          </draw:text-box>
        </draw:frame>
        <draw:custom-shape draw:style-name="gr2" draw:text-style-name="P2" draw:layer="layout" svg:width="4.572cm" svg:height="2.032cm" svg:x="21.686cm" svg:y="11.967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64cm" svg:height="0.508cm" svg:x="19.102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64cm" svg:height="0.508cm" svg:x="7.672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016cm" svg:height="0.508cm" svg:x="7.576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572cm" svg:height="2.032cm" svg:x="21.59cm" svg:y="15.49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19.55cm" svg:y="16.3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9.652cm" svg:height="2.731cm" svg:x="9.398cm" svg:y="15.494cm">
          <draw:text-box>
            <text:p><text:span text:style-name="T1">{"character":"routingResponse", </text:span></text:p>
            <text:p><text:span text:style-name="T1">"idParent":"1111",</text:span></text:p>
            <text:p><text:span text:style-name="T1">"idChildes":["aaa1","bbb1","ccc1"]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.27cm" svg:y="1.056cm" presentation:class="title" presentation:user-transformed="true">
          <draw:text-box>
            <text:p>When user do any change server send new changed data for that parent id</text:p>
          </draw:text-box>
        </draw:frame>
        <draw:custom-shape draw:style-name="gr7" draw:text-style-name="P2" draw:layer="layout" svg:width="4.736cm" svg:height="5.08cm" svg:x="0.814cm" svg:y="11.176cm">
          <text:p text:style-name="P2">Tabs gadget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1.272cm" svg:height="13.03cm" svg:x="8.794cm" svg:y="3.48cm">
          <draw:text-box>
            <text:p text:style-name="P4"><text:span text:style-name="T2"/></text:p>
            <text:p text:style-name="P4"><text:span text:style-name="T2"/></text:p>
            <text:p text:style-name="P4"><text:span text:style-name="T2">[</text:span></text:p>
            <text:p text:style-name="P4"><text:span text:style-name="T2">{"id":2,"regimeId":"f26d94b5-8a8b-4be2-b499-82f4f622573a","parentId":"1111","regimeNick":"Պասիվ Խումբ", "d1":false,"d2":false,"d3":false,"d4":false,"d5":false,"d6":false,"d7":false, </text:span></text:p>
            <text:p text:style-name="P4"><text:span text:style-name="T2">"nodes":[{"id":3,"childId":"aaa1"},{"id":4,"nodeNick":"հնագույց2","childId":"bbb1"}]},{"id":6,"regimeId":"1a1a","parentId":"1111","regimeNick":"նոր Խումբ", "regimeDescription":"","startDailyTime":{"hour":0,"minute":13,"second":0,"nano":0},"endDailyTime":{"hour":0,"minute":55,"second":0,"nano":0},</text:span></text:p>
            <text:p text:style-name="P4"><text:span text:style-name="T2">"d1":true,"d2":false,"d3":false,"d4":true,"d5":false,"d6":false,"d7":true,</text:span></text:p>
            <text:p text:style-name="P4"><text:span text:style-name="T2">"nodes":[{"id":5,"nodeNick":"1հանգույց","childId":"ccc1"}]}</text:span></text:p>
            <text:p text:style-name="P4"><text:span text:style-name="T2">]</text:span></text:p>
          </draw:text-box>
        </draw:frame>
        <draw:custom-shape draw:style-name="gr9" draw:text-style-name="P2" draw:layer="layout" svg:width="4.826cm" svg:height="4.318cm" svg:x="22.544cm" svg:y="11.43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64cm" svg:height="0.508cm" svg:x="20.35cm" svg:y="9.3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64cm" svg:height="0.508cm" svg:x="7.112cm" svg:y="9.3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016cm" svg:height="0.508cm" svg:x="7.112cm" svg:y="17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016cm" svg:height="0.508cm" svg:x="20.55cm" svg:y="17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9.652cm" svg:height="2.731cm" svg:x="8.66cm" svg:y="16.596cm">
          <draw:text-box>
            <text:p text:style-name="P6"><text:span text:style-name="T3">{"character":"tabsStatuses", </text:span></text:p>
            <text:p text:style-name="P6"><text:span text:style-name="T3">"idParent":"1111",</text:span></text:p>
            <text:p><text:span text:style-name="T3">"idChildes":[{"aaa1":"o"},{"ccc1":"c"},{"bbb1":"e"}]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.27cm" svg:y="1.056cm" presentation:class="title" presentation:user-transformed="true">
          <draw:text-box>
            <text:p>When connection was broken or other mistakes, we can take data again</text:p>
          </draw:text-box>
        </draw:frame>
        <draw:custom-shape draw:style-name="gr7" draw:text-style-name="P2" draw:layer="layout" svg:width="4.736cm" svg:height="5.08cm" svg:x="0.814cm" svg:y="7.874cm">
          <text:p text:style-name="P2">Tabs gadget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1.272cm" svg:height="13.03cm" svg:x="8.794cm" svg:y="7.68cm">
          <draw:text-box>
            <text:p text:style-name="P4"><text:span text:style-name="T2"/></text:p>
            <text:p text:style-name="P4"><text:span text:style-name="T2"/></text:p>
            <text:p text:style-name="P4"><text:span text:style-name="T2">[</text:span></text:p>
            <text:p text:style-name="P4"><text:span text:style-name="T2">{"id":2,"regimeId":"f26d94b5-8a8b-4be2-b499-82f4f622573a","parentId":"1111","regimeNick":"Պասիվ Խումբ", "d1":false,"d2":false,"d3":false,"d4":false,"d5":false,"d6":false,"d7":false, </text:span></text:p>
            <text:p text:style-name="P4"><text:span text:style-name="T2">"nodes":[{"id":3,"childId":"aaa1"},{"id":4,"nodeNick":"հնագույց2","childId":"bbb1"}]},{"id":6,"regimeId":"1a1a","parentId":"1111","regimeNick":"նոր Խումբ", "regimeDescription":"","startDailyTime":{"hour":0,"minute":13,"second":0,"nano":0},"endDailyTime":{"hour":0,"minute":55,"second":0,"nano":0},</text:span></text:p>
            <text:p text:style-name="P4"><text:span text:style-name="T2">"d1":true,"d2":false,"d3":false,"d4":true,"d5":false,"d6":false,"d7":true,</text:span></text:p>
            <text:p text:style-name="P4"><text:span text:style-name="T2">"nodes":[{"id":5,"nodeNick":"1հանգույց","childId":"ccc1"}]}</text:span></text:p>
            <text:p text:style-name="P4"><text:span text:style-name="T2">]</text:span></text:p>
          </draw:text-box>
        </draw:frame>
        <draw:custom-shape draw:style-name="gr9" draw:text-style-name="P2" draw:layer="layout" svg:width="4.826cm" svg:height="4.318cm" svg:x="22.352cm" svg:y="8.382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64cm" svg:height="0.508cm" svg:x="20.32cm" svg:y="14.9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64cm" svg:height="0.508cm" svg:x="7.112cm" svg:y="14.9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9.652cm" svg:height="2.731cm" svg:x="9.398cm" svg:y="4.949cm">
          <draw:text-box>
            <text:p text:style-name="P6"><text:span text:style-name="T4">{"character":"r</text:span><text:span text:style-name="T3">efreshModes", </text:span></text:p>
            <text:p text:style-name="P6"><text:span text:style-name="T3">"idParent":"1111"}</text:span></text:p>
          </draw:text-box>
        </draw:frame>
        <draw:custom-shape draw:style-name="gr3" draw:text-style-name="P2" draw:layer="layout" svg:width="1.016cm" svg:height="0.508cm" svg:x="7.36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016cm" svg:height="0.508cm" svg:x="19.812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on information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5"><text:a xlink:href="http://darslab-env.eba-n3kpsgmk.us-east-1.elasticbeanstalk.com/socket/technical-main" xlink:type="simple">http://darslab-env.eba-n3kpsgmk.us-east-1.elasticbeanstalk.com/socket/technical-main</text:a></text:span></text:p>
              </text:list-item>
              <text:list-item>
                <text:p text:style-name="P8"><text:span text:style-name="T5">Technical admin: you can show, connected or not, gateway id, node ids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><text:a xlink:href="http://darslab-env.eba-n3kpsgmk.us-east-1.elasticbeanstalk.com/socket/main" xlink:type="simple">http://darslab-env.eba-n3kpsgmk.us-east-1.elasticbeanstalk.com/socket/main</text:a></text:span></text:p>
              </text:list-item>
              <text:list-item>
                <text:p text:style-name="P8"><text:span text:style-name="T5">User admin: show regimes and nodes, and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1:31:12.505046218</meta:creation-date>
    <meta:editing-duration>P1DT9H17M16S</meta:editing-duration>
    <meta:editing-cycles>6</meta:editing-cycles>
    <meta:generator>LibreOffice/6.0.7.3$Linux_X86_64 LibreOffice_project/00m0$Build-3</meta:generator>
    <dc:title>Alizarin</dc:title>
    <dc:date>2020-05-10T19:00:42.957751785</dc:date>
    <meta:document-statistic meta:object-count="95"/>
  </office:meta>
</office:document-meta>
</file>